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>
      <style:graphic-properties draw:textarea-horizontal-align="justify" draw:textarea-vertical-align="middle" draw:auto-grow-height="false" fo:min-height="6.608cm" fo:min-width="15.502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The C preprocessor</text:p>
            <text:p text:style-name="P1">Mark Veltzer</text:p>
            <text:p text:style-name="P1"><text:span text:style-name="T1">mark.veltzer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ngs we will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w to do var args macros.</text:p>
              </text:list-item>
              <text:list-item>
                <text:p>Quoting in macros.</text:p>
              </text:list-item>
              <text:list-item>
                <text:p>Writing type independent functions</text:p>
              </text:list-item>
              <text:list-item>
                <text:p>What are the “out of the box” defines.</text:p>
              </text:list-item>
              <text:list-item>
                <text:p>Emitting errors in compilation.</text:p>
              </text:list-item>
              <text:list-item>
                <text:p>Writing compile time assertions.</text:p>
              </text:list-item>
              <text:list-item>
                <text:p>Include by defin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“</text:span><text:span text:style-name="T1">do { } while(0)”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en you write a macro MYMACRO() you want it to be usable in any context.</text:p>
              </text:list-item>
              <text:list-item>
                <text:p>This includes <text:span text:style-name="T1">“if(...) MYMACRO();”</text:span></text:p>
              </text:list-item>
              <text:list-item>
                <text:p>And <text:span text:style-name="T1">“else MYMACRO();”</text:span></text:p>
              </text:list-item>
              <text:list-item>
                <text:p><text:span text:style-name="T2">And </text:span><text:span text:style-name="T1">“while (…) MYMACRO();”</text:span></text:p>
              </text:list-item>
              <text:list-item>
                <text:p><text:span text:style-name="T2">And “</text:span><text:span text:style-name="T1">do MYMACRO() while (…);”</text:span></text:p>
              </text:list-item>
              <text:list-item>
                <text:p>But if your macro is a multi statement macro then some of these will be silently wrong and some not compile.</text:p>
              </text:list-item>
              <text:list-item>
                <text:p>In addition you can now define local variables in the block scope that is created by the do-while statement and not worry about those local variables messing your users local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y not <text:span text:style-name="T1">“if (1) { ...}”</text:span>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the user of your macro follows the <text:span text:style-name="T1">if</text:span> with an else the else will be attached to your <text:span text:style-name="T1">if</text:span>.</text:p>
              </text:list-item>
              <text:list-item>
                <text:p>What about <text:span text:style-name="T1">“if (1) {…} else {}”</text:span>?</text:p>
              </text:list-item>
              <text:list-item>
                <text:p>This does not force the user to use the macro with a semicolon (<text:span text:style-name="T1">do-while(0) </text:span>does) .</text:p>
              </text:list-item>
              <text:list-item>
                <text:p>This does not allow to break inside the macro (<text:span text:style-name="T1">do-while(0) </text:span>does) .</text:p>
              </text:list-item>
              <text:list-item>
                <text:p>It's not as widely used as the <text:span text:style-name="T1">do-while</text:span>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ssages during compi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ou can use the preprocessor to emit messages during compilation.</text:p>
              </text:list-item>
              <text:list-item>
                <text:p>The syntax is <text:span text:style-name="T1">“#pragma message "compiling main function..."”</text:span></text:p>
              </text:list-item>
              <text:list-item>
                <text:p><text:span text:style-name="T2">Usage: remind people of things to fix.</text:span></text:p>
              </text:list-item>
              <text:list-item>
                <text:p><text:span text:style-name="T2">You can also do any kind of </text:span><text:span text:style-name="T1">#pragma</text:span><text:span text:style-name="T2"> using the built in </text:span><text:span text:style-name="T1">_Pragma()</text:span><text:span text:style-name="T2"> macro.</text:span></text:p>
              </text:list-item>
            </text:list>
          </draw:text-box>
        </draw:frame>
        <draw:frame draw:style-name="gr2" draw:text-style-name="P3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defining mac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<text:span text:style-name="T1">gcc(1) </text:span><text:span text:style-name="T2">it is an warning to redefine a macro differently (if the macro is defined exactly the same it is actually OK...)</text:span></text:p>
              </text:list-item>
              <text:list-item>
                <text:p><text:span text:style-name="T2">This warning applies with any -Wall or -Wxxx flags.</text:span></text:p>
              </text:list-item>
              <text:list-item>
                <text:p><text:span text:style-name="T2">You must use </text:span><text:span text:style-name="T1">undef</text:span><text:span text:style-name="T2"> to undefine the previous macro and then define the next.</text:span></text:p>
              </text:list-item>
              <text:list-item>
                <text:p><text:span text:style-name="T2">No </text:span><text:span text:style-name="T1">#pragmas</text:span><text:span text:style-name="T2"> will avoid the warning.</text:span></text:p>
              </text:list-item>
              <text:list-item>
                <text:p><text:span text:style-name="T2">Of-course, if you are compiling with </text:span><text:span text:style-name="T1">-Werror </text:span><text:span text:style-name="T2">then you will fail compil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fault macros that you should know abou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cluding files according to def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ou can always do something like:</text:p>
              </text:list-item>
            </text:list>
          </draw:text-box>
        </draw:frame>
        <draw:custom-shape draw:style-name="gr3" draw:text-style-name="P4" draw:layer="layout" svg:width="16.002cm" svg:height="6.858cm" svg:x="6.096cm" svg:y="7.112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07:37:47.876166937</meta:creation-date>
    <meta:editing-duration>PT9H16M30S</meta:editing-duration>
    <meta:editing-cycles>9</meta:editing-cycles>
    <dc:date>2014-11-22T19:24:48.153789499</dc:date>
    <meta:generator>LibreOffice/4.3.3.2$Linux_X86_64 LibreOffice_project/430m0$Build-2</meta:generator>
    <meta:document-statistic meta:object-count="54"/>
  </office:meta>
</office:document-meta>
</file>